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17.98mm" svg:y="3.67mm">
            <loext:p draw:notify-on-update-of-ranges="Sheet1.D1:Sheet1.D1 Sheet1.D2:Sheet1.D102 Sheet1.E1:Sheet1.E1 Sheet1.E2:Sheet1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+[.$B$2]+[.$B$3]*EXP([.$B$4]*[.D2]*(-1))" office:value-type="float" office:value="8.98" calcext:value-type="float">
            <text:p>8,98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6.98" calcext:value-type="float">
            <text:p>6,98</text:p>
          </table:table-cell>
          <table:table-cell/>
          <table:table-cell office:value-type="float" office:value="0.1" calcext:value-type="float">
            <text:p>0,1</text:p>
          </table:table-cell>
          <table:table-cell table:formula="of:=+[.$B$2]+[.$B$3]*EXP([.$B$4]*[.D3]*(-1))" office:value-type="float" office:value="8.27798404356995" calcext:value-type="float">
            <text:p>8,2779840436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0.2" calcext:value-type="float">
            <text:p>0,2</text:p>
          </table:table-cell>
          <table:table-cell table:formula="of:=+[.$B$2]+[.$B$3]*EXP([.$B$4]*[.D4]*(-1))" office:value-type="float" office:value="7.64657358901417" calcext:value-type="float">
            <text:p>7,646573589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,3</text:p>
          </table:table-cell>
          <table:table-cell table:formula="of:=+[.$B$2]+[.$B$3]*EXP([.$B$4]*[.D5]*(-1))" office:value-type="float" office:value="7.07866746313388" calcext:value-type="float">
            <text:p>7,0786674631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,4</text:p>
          </table:table-cell>
          <table:table-cell table:formula="of:=+[.$B$2]+[.$B$3]*EXP([.$B$4]*[.D6]*(-1))" office:value-type="float" office:value="6.56787869572383" calcext:value-type="float">
            <text:p>6,5678786957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table:formula="of:=+[.$B$2]+[.$B$3]*EXP([.$B$4]*[.D7]*(-1))" office:value-type="float" office:value="6.10846268835492" calcext:value-type="float">
            <text:p>6,1084626884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,6</text:p>
          </table:table-cell>
          <table:table-cell table:formula="of:=+[.$B$2]+[.$B$3]*EXP([.$B$4]*[.D8]*(-1))" office:value-type="float" office:value="5.69525260760669" calcext:value-type="float">
            <text:p>5,6952526076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table:formula="of:=+[.$B$2]+[.$B$3]*EXP([.$B$4]*[.D9]*(-1))" office:value-type="float" office:value="5.32360127614829" calcext:value-type="float">
            <text:p>5,3236012761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,8</text:p>
          </table:table-cell>
          <table:table-cell table:formula="of:=+[.$B$2]+[.$B$3]*EXP([.$B$4]*[.D10]*(-1))" office:value-type="float" office:value="4.98932890814436" calcext:value-type="float">
            <text:p>4,9893289081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,9</text:p>
          </table:table-cell>
          <table:table-cell table:formula="of:=+[.$B$2]+[.$B$3]*EXP([.$B$4]*[.D11]*(-1))" office:value-type="float" office:value="4.68867610119093" calcext:value-type="float">
            <text:p>4,688676101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+[.$B$2]+[.$B$3]*EXP([.$B$4]*[.D12]*(-1))" office:value-type="float" office:value="4.4182615561038" calcext:value-type="float">
            <text:p>4,4182615561</text:p>
          </table:table-cell>
        </table:table-row>
        <table:table-row table:style-name="ro1">
          <table:table-cell table:number-columns-repeated="3"/>
          <table:table-cell office:value-type="float" office:value="1.1" calcext:value-type="float">
            <text:p>1,1</text:p>
          </table:table-cell>
          <table:table-cell table:formula="of:=+[.$B$2]+[.$B$3]*EXP([.$B$4]*[.D13]*(-1))" office:value-type="float" office:value="4.1750440490542" calcext:value-type="float">
            <text:p>4,1750440491</text:p>
          </table:table-cell>
        </table:table-row>
        <table:table-row table:style-name="ro1">
          <table:table-cell table:number-columns-repeated="3"/>
          <table:table-cell office:value-type="float" office:value="1.2" calcext:value-type="float">
            <text:p>1,2</text:p>
          </table:table-cell>
          <table:table-cell table:formula="of:=+[.$B$2]+[.$B$3]*EXP([.$B$4]*[.D14]*(-1))" office:value-type="float" office:value="3.9562882283702" calcext:value-type="float">
            <text:p>3,9562882284</text:p>
          </table:table-cell>
        </table:table-row>
        <table:table-row table:style-name="ro1">
          <table:table-cell table:number-columns-repeated="3"/>
          <table:table-cell office:value-type="float" office:value="1.3" calcext:value-type="float">
            <text:p>1,3</text:p>
          </table:table-cell>
          <table:table-cell table:formula="of:=+[.$B$2]+[.$B$3]*EXP([.$B$4]*[.D15]*(-1))" office:value-type="float" office:value="3.75953385133694" calcext:value-type="float">
            <text:p>3,7595338513</text:p>
          </table:table-cell>
        </table:table-row>
        <table:table-row table:style-name="ro1">
          <table:table-cell table:number-columns-repeated="3"/>
          <table:table-cell office:value-type="float" office:value="1.4" calcext:value-type="float">
            <text:p>1,4</text:p>
          </table:table-cell>
          <table:table-cell table:formula="of:=+[.$B$2]+[.$B$3]*EXP([.$B$4]*[.D16]*(-1))" office:value-type="float" office:value="3.58256811501641" calcext:value-type="float">
            <text:p>3,582568115</text:p>
          </table:table-cell>
        </table:table-row>
        <table:table-row table:style-name="ro1">
          <table:table-cell table:number-columns-repeated="3"/>
          <table:table-cell office:value-type="float" office:value="1.5" calcext:value-type="float">
            <text:p>1,5</text:p>
          </table:table-cell>
          <table:table-cell table:formula="of:=+[.$B$2]+[.$B$3]*EXP([.$B$4]*[.D17]*(-1))" office:value-type="float" office:value="3.42340076990481" calcext:value-type="float">
            <text:p>3,4234007699</text:p>
          </table:table-cell>
        </table:table-row>
        <table:table-row table:style-name="ro1">
          <table:table-cell table:number-columns-repeated="3"/>
          <table:table-cell office:value-type="float" office:value="1.6" calcext:value-type="float">
            <text:p>1,6</text:p>
          </table:table-cell>
          <table:table-cell table:formula="of:=+[.$B$2]+[.$B$3]*EXP([.$B$4]*[.D18]*(-1))" office:value-type="float" office:value="3.28024173654263" calcext:value-type="float">
            <text:p>3,2802417365</text:p>
          </table:table-cell>
        </table:table-row>
        <table:table-row table:style-name="ro1">
          <table:table-cell table:number-columns-repeated="3"/>
          <table:table-cell office:value-type="float" office:value="1.7" calcext:value-type="float">
            <text:p>1,7</text:p>
          </table:table-cell>
          <table:table-cell table:formula="of:=+[.$B$2]+[.$B$3]*EXP([.$B$4]*[.D19]*(-1))" office:value-type="float" office:value="3.15148097334197" calcext:value-type="float">
            <text:p>3,1514809733</text:p>
          </table:table-cell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table:formula="of:=+[.$B$2]+[.$B$3]*EXP([.$B$4]*[.D20]*(-1))" office:value-type="float" office:value="3.03567036921422" calcext:value-type="float">
            <text:p>3,0356703692</text:p>
          </table:table-cell>
        </table:table-row>
        <table:table-row table:style-name="ro1">
          <table:table-cell table:number-columns-repeated="3"/>
          <table:table-cell office:value-type="float" office:value="1.9" calcext:value-type="float">
            <text:p>1,9</text:p>
          </table:table-cell>
          <table:table-cell table:formula="of:=+[.$B$2]+[.$B$3]*EXP([.$B$4]*[.D21]*(-1))" office:value-type="float" office:value="2.93150745735316" calcext:value-type="float">
            <text:p>2,931507457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+[.$B$2]+[.$B$3]*EXP([.$B$4]*[.D22]*(-1))" office:value-type="float" office:value="2.83782076700997" calcext:value-type="float">
            <text:p>2,837820767</text:p>
          </table:table-cell>
        </table:table-row>
        <table:table-row table:style-name="ro1">
          <table:table-cell table:number-columns-repeated="3"/>
          <table:table-cell office:value-type="float" office:value="2.1" calcext:value-type="float">
            <text:p>2,1</text:p>
          </table:table-cell>
          <table:table-cell table:formula="of:=+[.$B$2]+[.$B$3]*EXP([.$B$4]*[.D23]*(-1))" office:value-type="float" office:value="2.75355664851864" calcext:value-type="float">
            <text:p>2,7535566485</text:p>
          </table:table-cell>
        </table:table-row>
        <table:table-row table:style-name="ro1">
          <table:table-cell table:number-columns-repeated="3"/>
          <table:table-cell office:value-type="float" office:value="2.2" calcext:value-type="float">
            <text:p>2,2</text:p>
          </table:table-cell>
          <table:table-cell table:formula="of:=+[.$B$2]+[.$B$3]*EXP([.$B$4]*[.D24]*(-1))" office:value-type="float" office:value="2.67776742339915" calcext:value-type="float">
            <text:p>2,6777674234</text:p>
          </table:table-cell>
        </table:table-row>
        <table:table-row table:style-name="ro1">
          <table:table-cell table:number-columns-repeated="3"/>
          <table:table-cell office:value-type="float" office:value="2.3" calcext:value-type="float">
            <text:p>2,3</text:p>
          </table:table-cell>
          <table:table-cell table:formula="of:=+[.$B$2]+[.$B$3]*EXP([.$B$4]*[.D25]*(-1))" office:value-type="float" office:value="2.60960072626811" calcext:value-type="float">
            <text:p>2,6096007263</text:p>
          </table:table-cell>
        </table:table-row>
        <table:table-row table:style-name="ro1">
          <table:table-cell table:number-columns-repeated="3"/>
          <table:table-cell office:value-type="float" office:value="2.4" calcext:value-type="float">
            <text:p>2,4</text:p>
          </table:table-cell>
          <table:table-cell table:formula="of:=+[.$B$2]+[.$B$3]*EXP([.$B$4]*[.D26]*(-1))" office:value-type="float" office:value="2.54828991869052" calcext:value-type="float">
            <text:p>2,5482899187</text:p>
          </table:table-cell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table:formula="of:=+[.$B$2]+[.$B$3]*EXP([.$B$4]*[.D27]*(-1))" office:value-type="float" office:value="2.4931454671618" calcext:value-type="float">
            <text:p>2,4931454672</text:p>
          </table:table-cell>
        </table:table-row>
        <table:table-row table:style-name="ro1">
          <table:table-cell table:number-columns-repeated="3"/>
          <table:table-cell office:value-type="float" office:value="2.6" calcext:value-type="float">
            <text:p>2,6</text:p>
          </table:table-cell>
          <table:table-cell table:formula="of:=+[.$B$2]+[.$B$3]*EXP([.$B$4]*[.D28]*(-1))" office:value-type="float" office:value="2.44354718825224" calcext:value-type="float">
            <text:p>2,4435471883</text:p>
          </table:table-cell>
        </table:table-row>
        <table:table-row table:style-name="ro1">
          <table:table-cell table:number-columns-repeated="3"/>
          <table:table-cell office:value-type="float" office:value="2.7" calcext:value-type="float">
            <text:p>2,7</text:p>
          </table:table-cell>
          <table:table-cell table:formula="of:=+[.$B$2]+[.$B$3]*EXP([.$B$4]*[.D29]*(-1))" office:value-type="float" office:value="2.39893727369883" calcext:value-type="float">
            <text:p>2,3989372737</text:p>
          </table:table-cell>
        </table:table-row>
        <table:table-row table:style-name="ro1">
          <table:table-cell table:number-columns-repeated="3"/>
          <table:table-cell office:value-type="float" office:value="2.8" calcext:value-type="float">
            <text:p>2,8</text:p>
          </table:table-cell>
          <table:table-cell table:formula="of:=+[.$B$2]+[.$B$3]*EXP([.$B$4]*[.D30]*(-1))" office:value-type="float" office:value="2.35881401700094" calcext:value-type="float">
            <text:p>2,358814017</text:p>
          </table:table-cell>
        </table:table-row>
        <table:table-row table:style-name="ro1">
          <table:table-cell table:number-columns-repeated="3"/>
          <table:table-cell office:value-type="float" office:value="2.9" calcext:value-type="float">
            <text:p>2,9</text:p>
          </table:table-cell>
          <table:table-cell table:formula="of:=+[.$B$2]+[.$B$3]*EXP([.$B$4]*[.D31]*(-1))" office:value-type="float" office:value="2.32272617096578" calcext:value-type="float">
            <text:p>2,32272617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+[.$B$2]+[.$B$3]*EXP([.$B$4]*[.D32]*(-1))" office:value-type="float" office:value="2.29026787274579" calcext:value-type="float">
            <text:p>2,2902678727</text:p>
          </table:table-cell>
        </table:table-row>
        <table:table-row table:style-name="ro1">
          <table:table-cell table:number-columns-repeated="3"/>
          <table:table-cell office:value-type="float" office:value="3.1" calcext:value-type="float">
            <text:p>3,1</text:p>
          </table:table-cell>
          <table:table-cell table:formula="of:=+[.$B$2]+[.$B$3]*EXP([.$B$4]*[.D33]*(-1))" office:value-type="float" office:value="2.26107407929213" calcext:value-type="float">
            <text:p>2,2610740793</text:p>
          </table:table-cell>
        </table:table-row>
        <table:table-row table:style-name="ro1">
          <table:table-cell table:number-columns-repeated="3"/>
          <table:table-cell office:value-type="float" office:value="3.2" calcext:value-type="float">
            <text:p>3,2</text:p>
          </table:table-cell>
          <table:table-cell table:formula="of:=+[.$B$2]+[.$B$3]*EXP([.$B$4]*[.D34]*(-1))" office:value-type="float" office:value="2.23481646188907" calcext:value-type="float">
            <text:p>2,2348164619</text:p>
          </table:table-cell>
        </table:table-row>
        <table:table-row table:style-name="ro1">
          <table:table-cell table:number-columns-repeated="3"/>
          <table:table-cell office:value-type="float" office:value="3.3" calcext:value-type="float">
            <text:p>3,3</text:p>
          </table:table-cell>
          <table:table-cell table:formula="of:=+[.$B$2]+[.$B$3]*EXP([.$B$4]*[.D35]*(-1))" office:value-type="float" office:value="2.21119971359701" calcext:value-type="float">
            <text:p>2,2111997136</text:p>
          </table:table-cell>
        </table:table-row>
        <table:table-row table:style-name="ro1">
          <table:table-cell table:number-columns-repeated="3"/>
          <table:table-cell office:value-type="float" office:value="3.4" calcext:value-type="float">
            <text:p>3,4</text:p>
          </table:table-cell>
          <table:table-cell table:formula="of:=+[.$B$2]+[.$B$3]*EXP([.$B$4]*[.D36]*(-1))" office:value-type="float" office:value="2.18995822807573" calcext:value-type="float">
            <text:p>2,1899582281</text:p>
          </table:table-cell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table:formula="of:=+[.$B$2]+[.$B$3]*EXP([.$B$4]*[.D37]*(-1))" office:value-type="float" office:value="2.17085311243614" calcext:value-type="float">
            <text:p>2,1708531124</text:p>
          </table:table-cell>
        </table:table-row>
        <table:table-row table:style-name="ro1">
          <table:table-cell table:number-columns-repeated="3"/>
          <table:table-cell office:value-type="float" office:value="3.6" calcext:value-type="float">
            <text:p>3,6</text:p>
          </table:table-cell>
          <table:table-cell table:formula="of:=+[.$B$2]+[.$B$3]*EXP([.$B$4]*[.D38]*(-1))" office:value-type="float" office:value="2.15366950052555" calcext:value-type="float">
            <text:p>2,1536695005</text:p>
          </table:table-cell>
        </table:table-row>
        <table:table-row table:style-name="ro1">
          <table:table-cell table:number-columns-repeated="3"/>
          <table:table-cell office:value-type="float" office:value="3.7" calcext:value-type="float">
            <text:p>3,7</text:p>
          </table:table-cell>
          <table:table-cell table:formula="of:=+[.$B$2]+[.$B$3]*EXP([.$B$4]*[.D39]*(-1))" office:value-type="float" office:value="2.13821413643019" calcext:value-type="float">
            <text:p>2,1382141364</text:p>
          </table:table-cell>
        </table:table-row>
        <table:table-row table:style-name="ro1">
          <table:table-cell table:number-columns-repeated="3"/>
          <table:table-cell office:value-type="float" office:value="3.8" calcext:value-type="float">
            <text:p>3,8</text:p>
          </table:table-cell>
          <table:table-cell table:formula="of:=+[.$B$2]+[.$B$3]*EXP([.$B$4]*[.D40]*(-1))" office:value-type="float" office:value="2.12431320101784" calcext:value-type="float">
            <text:p>2,124313201</text:p>
          </table:table-cell>
        </table:table-row>
        <table:table-row table:style-name="ro1">
          <table:table-cell table:number-columns-repeated="3"/>
          <table:table-cell office:value-type="float" office:value="3.9" calcext:value-type="float">
            <text:p>3,9</text:p>
          </table:table-cell>
          <table:table-cell table:formula="of:=+[.$B$2]+[.$B$3]*EXP([.$B$4]*[.D41]*(-1))" office:value-type="float" office:value="2.11181035707667" calcext:value-type="float">
            <text:p>2,111810357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+[.$B$2]+[.$B$3]*EXP([.$B$4]*[.D42]*(-1))" office:value-type="float" office:value="2.10056499106492" calcext:value-type="float">
            <text:p>2,1005649911</text:p>
          </table:table-cell>
        </table:table-row>
        <table:table-row table:style-name="ro1">
          <table:table-cell table:number-columns-repeated="3"/>
          <table:table-cell office:value-type="float" office:value="4.1" calcext:value-type="float">
            <text:p>4,1</text:p>
          </table:table-cell>
          <table:table-cell table:formula="of:=+[.$B$2]+[.$B$3]*EXP([.$B$4]*[.D43]*(-1))" office:value-type="float" office:value="2.09045063169733" calcext:value-type="float">
            <text:p>2,0904506317</text:p>
          </table:table-cell>
        </table:table-row>
        <table:table-row table:style-name="ro1">
          <table:table-cell table:number-columns-repeated="3"/>
          <table:table-cell office:value-type="float" office:value="4.2" calcext:value-type="float">
            <text:p>4,2</text:p>
          </table:table-cell>
          <table:table-cell table:formula="of:=+[.$B$2]+[.$B$3]*EXP([.$B$4]*[.D44]*(-1))" office:value-type="float" office:value="2.08135352758261" calcext:value-type="float">
            <text:p>2,0813535276</text:p>
          </table:table-cell>
        </table:table-row>
        <table:table-row table:style-name="ro1">
          <table:table-cell table:number-columns-repeated="3"/>
          <table:table-cell office:value-type="float" office:value="4.3" calcext:value-type="float">
            <text:p>4,3</text:p>
          </table:table-cell>
          <table:table-cell table:formula="of:=+[.$B$2]+[.$B$3]*EXP([.$B$4]*[.D45]*(-1))" office:value-type="float" office:value="2.07317136791573" calcext:value-type="float">
            <text:p>2,0731713679</text:p>
          </table:table-cell>
        </table:table-row>
        <table:table-row table:style-name="ro1">
          <table:table-cell table:number-columns-repeated="3"/>
          <table:table-cell office:value-type="float" office:value="4.4" calcext:value-type="float">
            <text:p>4,4</text:p>
          </table:table-cell>
          <table:table-cell table:formula="of:=+[.$B$2]+[.$B$3]*EXP([.$B$4]*[.D46]*(-1))" office:value-type="float" office:value="2.06581213183684" calcext:value-type="float">
            <text:p>2,0658121318</text:p>
          </table:table-cell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table:formula="of:=+[.$B$2]+[.$B$3]*EXP([.$B$4]*[.D47]*(-1))" office:value-type="float" office:value="2.05919305351647" calcext:value-type="float">
            <text:p>2,0591930535</text:p>
          </table:table-cell>
        </table:table-row>
        <table:table-row table:style-name="ro1">
          <table:table-cell table:number-columns-repeated="3"/>
          <table:table-cell office:value-type="float" office:value="4.6" calcext:value-type="float">
            <text:p>4,6</text:p>
          </table:table-cell>
          <table:table-cell table:formula="of:=+[.$B$2]+[.$B$3]*EXP([.$B$4]*[.D48]*(-1))" office:value-type="float" office:value="2.05323969132759" calcext:value-type="float">
            <text:p>2,0532396913</text:p>
          </table:table-cell>
        </table:table-row>
        <table:table-row table:style-name="ro1">
          <table:table-cell table:number-columns-repeated="3"/>
          <table:table-cell office:value-type="float" office:value="4.7" calcext:value-type="float">
            <text:p>4,7</text:p>
          </table:table-cell>
          <table:table-cell table:formula="of:=+[.$B$2]+[.$B$3]*EXP([.$B$4]*[.D49]*(-1))" office:value-type="float" office:value="2.04788509063599" calcext:value-type="float">
            <text:p>2,0478850906</text:p>
          </table:table-cell>
        </table:table-row>
        <table:table-row table:style-name="ro1">
          <table:table-cell table:number-columns-repeated="3"/>
          <table:table-cell office:value-type="float" office:value="4.8" calcext:value-type="float">
            <text:p>4,8</text:p>
          </table:table-cell>
          <table:table-cell table:formula="of:=+[.$B$2]+[.$B$3]*EXP([.$B$4]*[.D50]*(-1))" office:value-type="float" office:value="2.04306903079336" calcext:value-type="float">
            <text:p>2,0430690308</text:p>
          </table:table-cell>
        </table:table-row>
        <table:table-row table:style-name="ro1">
          <table:table-cell table:number-columns-repeated="3"/>
          <table:table-cell office:value-type="float" office:value="4.9" calcext:value-type="float">
            <text:p>4,9</text:p>
          </table:table-cell>
          <table:table-cell table:formula="of:=+[.$B$2]+[.$B$3]*EXP([.$B$4]*[.D51]*(-1))" office:value-type="float" office:value="2.03873734786429" calcext:value-type="float">
            <text:p>2,0387373479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+[.$B$2]+[.$B$3]*EXP([.$B$4]*[.D52]*(-1))" office:value-type="float" office:value="2.03484132547023" calcext:value-type="float">
            <text:p>2,0348413255</text:p>
          </table:table-cell>
        </table:table-row>
        <table:table-row table:style-name="ro1">
          <table:table-cell table:number-columns-repeated="3"/>
          <table:table-cell office:value-type="float" office:value="5.1" calcext:value-type="float">
            <text:p>5,1</text:p>
          </table:table-cell>
          <table:table-cell table:formula="of:=+[.$B$2]+[.$B$3]*EXP([.$B$4]*[.D53]*(-1))" office:value-type="float" office:value="2.03133714689956" calcext:value-type="float">
            <text:p>2,0313371469</text:p>
          </table:table-cell>
        </table:table-row>
        <table:table-row table:style-name="ro1">
          <table:table-cell table:number-columns-repeated="3"/>
          <table:table-cell office:value-type="float" office:value="5.2" calcext:value-type="float">
            <text:p>5,2</text:p>
          </table:table-cell>
          <table:table-cell table:formula="of:=+[.$B$2]+[.$B$3]*EXP([.$B$4]*[.D54]*(-1))" office:value-type="float" office:value="2.02818540232184" calcext:value-type="float">
            <text:p>2,0281854023</text:p>
          </table:table-cell>
        </table:table-row>
        <table:table-row table:style-name="ro1">
          <table:table-cell table:number-columns-repeated="3"/>
          <table:table-cell office:value-type="float" office:value="5.3" calcext:value-type="float">
            <text:p>5,3</text:p>
          </table:table-cell>
          <table:table-cell table:formula="of:=+[.$B$2]+[.$B$3]*EXP([.$B$4]*[.D55]*(-1))" office:value-type="float" office:value="2.0253506455642" calcext:value-type="float">
            <text:p>2,0253506456</text:p>
          </table:table-cell>
        </table:table-row>
        <table:table-row table:style-name="ro1">
          <table:table-cell table:number-columns-repeated="3"/>
          <table:table-cell office:value-type="float" office:value="5.4" calcext:value-type="float">
            <text:p>5,4</text:p>
          </table:table-cell>
          <table:table-cell table:formula="of:=+[.$B$2]+[.$B$3]*EXP([.$B$4]*[.D56]*(-1))" office:value-type="float" office:value="2.02280099546508" calcext:value-type="float">
            <text:p>2,0228009955</text:p>
          </table:table-cell>
        </table:table-row>
        <table:table-row table:style-name="ro1">
          <table:table-cell table:number-columns-repeated="3"/>
          <table:table-cell office:value-type="float" office:value="5.5" calcext:value-type="float">
            <text:p>5,5</text:p>
          </table:table-cell>
          <table:table-cell table:formula="of:=+[.$B$2]+[.$B$3]*EXP([.$B$4]*[.D57]*(-1))" office:value-type="float" office:value="2.02050777732196" calcext:value-type="float">
            <text:p>2,0205077773</text:p>
          </table:table-cell>
        </table:table-row>
        <table:table-row table:style-name="ro1">
          <table:table-cell table:number-columns-repeated="3"/>
          <table:table-cell office:value-type="float" office:value="5.6" calcext:value-type="float">
            <text:p>5,6</text:p>
          </table:table-cell>
          <table:table-cell table:formula="of:=+[.$B$2]+[.$B$3]*EXP([.$B$4]*[.D58]*(-1))" office:value-type="float" office:value="2.01844520040062" calcext:value-type="float">
            <text:p>2,0184452004</text:p>
          </table:table-cell>
        </table:table-row>
        <table:table-row table:style-name="ro1">
          <table:table-cell table:number-columns-repeated="3"/>
          <table:table-cell office:value-type="float" office:value="5.7" calcext:value-type="float">
            <text:p>5,7</text:p>
          </table:table-cell>
          <table:table-cell table:formula="of:=+[.$B$2]+[.$B$3]*EXP([.$B$4]*[.D59]*(-1))" office:value-type="float" office:value="2.01659006787902" calcext:value-type="float">
            <text:p>2,0165900679</text:p>
          </table:table-cell>
        </table:table-row>
        <table:table-row table:style-name="ro1">
          <table:table-cell table:number-columns-repeated="3"/>
          <table:table-cell office:value-type="float" office:value="5.8" calcext:value-type="float">
            <text:p>5,8</text:p>
          </table:table-cell>
          <table:table-cell table:formula="of:=+[.$B$2]+[.$B$3]*EXP([.$B$4]*[.D60]*(-1))" office:value-type="float" office:value="2.01492151596364" calcext:value-type="float">
            <text:p>2,014921516</text:p>
          </table:table-cell>
        </table:table-row>
        <table:table-row table:style-name="ro1">
          <table:table-cell table:number-columns-repeated="3"/>
          <table:table-cell office:value-type="float" office:value="5.9" calcext:value-type="float">
            <text:p>5,9</text:p>
          </table:table-cell>
          <table:table-cell table:formula="of:=+[.$B$2]+[.$B$3]*EXP([.$B$4]*[.D61]*(-1))" office:value-type="float" office:value="2.01342077924436" calcext:value-type="float">
            <text:p>2,0134207792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+[.$B$2]+[.$B$3]*EXP([.$B$4]*[.D62]*(-1))" office:value-type="float" office:value="2.01207097964876" calcext:value-type="float">
            <text:p>2,0120709796</text:p>
          </table:table-cell>
        </table:table-row>
        <table:table-row table:style-name="ro1">
          <table:table-cell table:number-columns-repeated="3"/>
          <table:table-cell office:value-type="float" office:value="6.1" calcext:value-type="float">
            <text:p>6,1</text:p>
          </table:table-cell>
          <table:table-cell table:formula="of:=+[.$B$2]+[.$B$3]*EXP([.$B$4]*[.D63]*(-1))" office:value-type="float" office:value="2.01085693662252" calcext:value-type="float">
            <text:p>2,0108569366</text:p>
          </table:table-cell>
        </table:table-row>
        <table:table-row table:style-name="ro1">
          <table:table-cell table:number-columns-repeated="3"/>
          <table:table-cell office:value-type="float" office:value="6.2" calcext:value-type="float">
            <text:p>6,2</text:p>
          </table:table-cell>
          <table:table-cell table:formula="of:=+[.$B$2]+[.$B$3]*EXP([.$B$4]*[.D64]*(-1))" office:value-type="float" office:value="2.00976499640089" calcext:value-type="float">
            <text:p>2,0097649964</text:p>
          </table:table-cell>
        </table:table-row>
        <table:table-row table:style-name="ro1">
          <table:table-cell table:number-columns-repeated="3"/>
          <table:table-cell office:value-type="float" office:value="6.3" calcext:value-type="float">
            <text:p>6,3</text:p>
          </table:table-cell>
          <table:table-cell table:formula="of:=+[.$B$2]+[.$B$3]*EXP([.$B$4]*[.D65]*(-1))" office:value-type="float" office:value="2.00878287845134" calcext:value-type="float">
            <text:p>2,0087828785</text:p>
          </table:table-cell>
        </table:table-row>
        <table:table-row table:style-name="ro1">
          <table:table-cell table:number-columns-repeated="3"/>
          <table:table-cell office:value-type="float" office:value="6.4" calcext:value-type="float">
            <text:p>6,4</text:p>
          </table:table-cell>
          <table:table-cell table:formula="of:=+[.$B$2]+[.$B$3]*EXP([.$B$4]*[.D66]*(-1))" office:value-type="float" office:value="2.00789953736019" calcext:value-type="float">
            <text:p>2,0078995374</text:p>
          </table:table-cell>
        </table:table-row>
        <table:table-row table:style-name="ro1">
          <table:table-cell table:number-columns-repeated="3"/>
          <table:table-cell office:value-type="float" office:value="6.5" calcext:value-type="float">
            <text:p>6,5</text:p>
          </table:table-cell>
          <table:table-cell table:formula="of:=+[.$B$2]+[.$B$3]*EXP([.$B$4]*[.D67]*(-1))" office:value-type="float" office:value="2.00710503861015" calcext:value-type="float">
            <text:p>2,0071050386</text:p>
          </table:table-cell>
        </table:table-row>
        <table:table-row table:style-name="ro1">
          <table:table-cell table:number-columns-repeated="3"/>
          <table:table-cell office:value-type="float" office:value="6.6" calcext:value-type="float">
            <text:p>6,6</text:p>
          </table:table-cell>
          <table:table-cell table:formula="of:=+[.$B$2]+[.$B$3]*EXP([.$B$4]*[.D68]*(-1))" office:value-type="float" office:value="2.0063904468515" calcext:value-type="float">
            <text:p>2,0063904469</text:p>
          </table:table-cell>
        </table:table-row>
        <table:table-row table:style-name="ro1">
          <table:table-cell table:number-columns-repeated="3"/>
          <table:table-cell office:value-type="float" office:value="6.7" calcext:value-type="float">
            <text:p>6,7</text:p>
          </table:table-cell>
          <table:table-cell table:formula="of:=+[.$B$2]+[.$B$3]*EXP([.$B$4]*[.D69]*(-1))" office:value-type="float" office:value="2.00574772541046" calcext:value-type="float">
            <text:p>2,0057477254</text:p>
          </table:table-cell>
        </table:table-row>
        <table:table-row table:style-name="ro1">
          <table:table-cell table:number-columns-repeated="3"/>
          <table:table-cell office:value-type="float" office:value="6.8" calcext:value-type="float">
            <text:p>6,8</text:p>
          </table:table-cell>
          <table:table-cell table:formula="of:=+[.$B$2]+[.$B$3]*EXP([.$B$4]*[.D70]*(-1))" office:value-type="float" office:value="2.00516964590454" calcext:value-type="float">
            <text:p>2,0051696459</text:p>
          </table:table-cell>
        </table:table-row>
        <table:table-row table:style-name="ro1">
          <table:table-cell table:number-columns-repeated="3"/>
          <table:table-cell office:value-type="float" office:value="6.9" calcext:value-type="float">
            <text:p>6,9</text:p>
          </table:table-cell>
          <table:table-cell table:formula="of:=+[.$B$2]+[.$B$3]*EXP([.$B$4]*[.D71]*(-1))" office:value-type="float" office:value="2.00464970694837" calcext:value-type="float">
            <text:p>2,004649706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+[.$B$2]+[.$B$3]*EXP([.$B$4]*[.D72]*(-1))" office:value-type="float" office:value="2.00418206103569" calcext:value-type="float">
            <text:p>2,004182061</text:p>
          </table:table-cell>
        </table:table-row>
        <table:table-row table:style-name="ro1">
          <table:table-cell table:number-columns-repeated="3"/>
          <table:table-cell office:value-type="float" office:value="7.1" calcext:value-type="float">
            <text:p>7,1</text:p>
          </table:table-cell>
          <table:table-cell table:formula="of:=+[.$B$2]+[.$B$3]*EXP([.$B$4]*[.D73]*(-1))" office:value-type="float" office:value="2.00376144877526" calcext:value-type="float">
            <text:p>2,0037614488</text:p>
          </table:table-cell>
        </table:table-row>
        <table:table-row table:style-name="ro1">
          <table:table-cell table:number-columns-repeated="3"/>
          <table:table-cell office:value-type="float" office:value="7.2" calcext:value-type="float">
            <text:p>7,2</text:p>
          </table:table-cell>
          <table:table-cell table:formula="of:=+[.$B$2]+[.$B$3]*EXP([.$B$4]*[.D74]*(-1))" office:value-type="float" office:value="2.00338313974094" calcext:value-type="float">
            <text:p>2,0033831397</text:p>
          </table:table-cell>
        </table:table-row>
        <table:table-row table:style-name="ro1">
          <table:table-cell table:number-columns-repeated="3"/>
          <table:table-cell office:value-type="float" office:value="7.3" calcext:value-type="float">
            <text:p>7,3</text:p>
          </table:table-cell>
          <table:table-cell table:formula="of:=+[.$B$2]+[.$B$3]*EXP([.$B$4]*[.D75]*(-1))" office:value-type="float" office:value="2.00304287927089" calcext:value-type="float">
            <text:p>2,0030428793</text:p>
          </table:table-cell>
        </table:table-row>
        <table:table-row table:style-name="ro1">
          <table:table-cell table:number-columns-repeated="3"/>
          <table:table-cell office:value-type="float" office:value="7.4" calcext:value-type="float">
            <text:p>7,4</text:p>
          </table:table-cell>
          <table:table-cell table:formula="of:=+[.$B$2]+[.$B$3]*EXP([.$B$4]*[.D76]*(-1))" office:value-type="float" office:value="2.00273684061736" calcext:value-type="float">
            <text:p>2,0027368406</text:p>
          </table:table-cell>
        </table:table-row>
        <table:table-row table:style-name="ro1">
          <table:table-cell table:number-columns-repeated="3"/>
          <table:table-cell office:value-type="float" office:value="7.5" calcext:value-type="float">
            <text:p>7,5</text:p>
          </table:table-cell>
          <table:table-cell table:formula="of:=+[.$B$2]+[.$B$3]*EXP([.$B$4]*[.D77]*(-1))" office:value-type="float" office:value="2.00246158190911" calcext:value-type="float">
            <text:p>2,0024615819</text:p>
          </table:table-cell>
        </table:table-row>
        <table:table-row table:style-name="ro1">
          <table:table-cell table:number-columns-repeated="3"/>
          <table:table-cell office:value-type="float" office:value="7.6" calcext:value-type="float">
            <text:p>7,6</text:p>
          </table:table-cell>
          <table:table-cell table:formula="of:=+[.$B$2]+[.$B$3]*EXP([.$B$4]*[.D78]*(-1))" office:value-type="float" office:value="2.00221400744231" calcext:value-type="float">
            <text:p>2,0022140074</text:p>
          </table:table-cell>
        </table:table-row>
        <table:table-row table:style-name="ro1">
          <table:table-cell table:number-columns-repeated="3"/>
          <table:table-cell office:value-type="float" office:value="7.7" calcext:value-type="float">
            <text:p>7,7</text:p>
          </table:table-cell>
          <table:table-cell table:formula="of:=+[.$B$2]+[.$B$3]*EXP([.$B$4]*[.D79]*(-1))" office:value-type="float" office:value="2.00199133286463" calcext:value-type="float">
            <text:p>2,0019913329</text:p>
          </table:table-cell>
        </table:table-row>
        <table:table-row table:style-name="ro1">
          <table:table-cell table:number-columns-repeated="3"/>
          <table:table-cell office:value-type="float" office:value="7.8" calcext:value-type="float">
            <text:p>7,8</text:p>
          </table:table-cell>
          <table:table-cell table:formula="of:=+[.$B$2]+[.$B$3]*EXP([.$B$4]*[.D80]*(-1))" office:value-type="float" office:value="2.00179105386098" calcext:value-type="float">
            <text:p>2,0017910539</text:p>
          </table:table-cell>
        </table:table-row>
        <table:table-row table:style-name="ro1">
          <table:table-cell table:number-columns-repeated="3"/>
          <table:table-cell office:value-type="float" office:value="7.9" calcext:value-type="float">
            <text:p>7,9</text:p>
          </table:table-cell>
          <table:table-cell table:formula="of:=+[.$B$2]+[.$B$3]*EXP([.$B$4]*[.D81]*(-1))" office:value-type="float" office:value="2.00161091798859" calcext:value-type="float">
            <text:p>2,00161091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+[.$B$2]+[.$B$3]*EXP([.$B$4]*[.D82]*(-1))" office:value-type="float" office:value="2.00144889934497" calcext:value-type="float">
            <text:p>2,0014488993</text:p>
          </table:table-cell>
        </table:table-row>
        <table:table-row table:style-name="ro1">
          <table:table-cell table:number-columns-repeated="3"/>
          <table:table-cell office:value-type="float" office:value="8.1" calcext:value-type="float">
            <text:p>8,1</text:p>
          </table:table-cell>
          <table:table-cell table:formula="of:=+[.$B$2]+[.$B$3]*EXP([.$B$4]*[.D83]*(-1))" office:value-type="float" office:value="2.00130317578345" calcext:value-type="float">
            <text:p>2,0013031758</text:p>
          </table:table-cell>
        </table:table-row>
        <table:table-row table:style-name="ro1">
          <table:table-cell table:number-columns-repeated="3"/>
          <table:table-cell office:value-type="float" office:value="8.2" calcext:value-type="float">
            <text:p>8,2</text:p>
          </table:table-cell>
          <table:table-cell table:formula="of:=+[.$B$2]+[.$B$3]*EXP([.$B$4]*[.D84]*(-1))" office:value-type="float" office:value="2.00117210842041" calcext:value-type="float">
            <text:p>2,0011721084</text:p>
          </table:table-cell>
        </table:table-row>
        <table:table-row table:style-name="ro1">
          <table:table-cell table:number-columns-repeated="3"/>
          <table:table-cell office:value-type="float" office:value="8.3" calcext:value-type="float">
            <text:p>8,3</text:p>
          </table:table-cell>
          <table:table-cell table:formula="of:=+[.$B$2]+[.$B$3]*EXP([.$B$4]*[.D85]*(-1))" office:value-type="float" office:value="2.00105422320353" calcext:value-type="float">
            <text:p>2,0010542232</text:p>
          </table:table-cell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formula="of:=+[.$B$2]+[.$B$3]*EXP([.$B$4]*[.D86]*(-1))" office:value-type="float" office:value="2.00094819433383" calcext:value-type="float">
            <text:p>2,0009481943</text:p>
          </table:table-cell>
        </table:table-row>
        <table:table-row table:style-name="ro1">
          <table:table-cell table:number-columns-repeated="3"/>
          <table:table-cell office:value-type="float" office:value="8.5" calcext:value-type="float">
            <text:p>8,5</text:p>
          </table:table-cell>
          <table:table-cell table:formula="of:=+[.$B$2]+[.$B$3]*EXP([.$B$4]*[.D87]*(-1))" office:value-type="float" office:value="2.00085282935501" calcext:value-type="float">
            <text:p>2,0008528294</text:p>
          </table:table-cell>
        </table:table-row>
        <table:table-row table:style-name="ro1">
          <table:table-cell table:number-columns-repeated="3"/>
          <table:table-cell office:value-type="float" office:value="8.6" calcext:value-type="float">
            <text:p>8,6</text:p>
          </table:table-cell>
          <table:table-cell table:formula="of:=+[.$B$2]+[.$B$3]*EXP([.$B$4]*[.D88]*(-1))" office:value-type="float" office:value="2.0007670557425" calcext:value-type="float">
            <text:p>2,0007670557</text:p>
          </table:table-cell>
        </table:table-row>
        <table:table-row table:style-name="ro1">
          <table:table-cell table:number-columns-repeated="3"/>
          <table:table-cell office:value-type="float" office:value="8.7" calcext:value-type="float">
            <text:p>8,7</text:p>
          </table:table-cell>
          <table:table-cell table:formula="of:=+[.$B$2]+[.$B$3]*EXP([.$B$4]*[.D89]*(-1))" office:value-type="float" office:value="2.00068990884125" calcext:value-type="float">
            <text:p>2,0006899088</text:p>
          </table:table-cell>
        </table:table-row>
        <table:table-row table:style-name="ro1">
          <table:table-cell table:number-columns-repeated="3"/>
          <table:table-cell office:value-type="float" office:value="8.8" calcext:value-type="float">
            <text:p>8,8</text:p>
          </table:table-cell>
          <table:table-cell table:formula="of:=+[.$B$2]+[.$B$3]*EXP([.$B$4]*[.D90]*(-1))" office:value-type="float" office:value="2.00062052101675" calcext:value-type="float">
            <text:p>2,000620521</text:p>
          </table:table-cell>
        </table:table-row>
        <table:table-row table:style-name="ro1">
          <table:table-cell table:number-columns-repeated="3"/>
          <table:table-cell office:value-type="float" office:value="8.9" calcext:value-type="float">
            <text:p>8,9</text:p>
          </table:table-cell>
          <table:table-cell table:formula="of:=+[.$B$2]+[.$B$3]*EXP([.$B$4]*[.D91]*(-1))" office:value-type="float" office:value="2.00055811189711" calcext:value-type="float">
            <text:p>2,000558111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+[.$B$2]+[.$B$3]*EXP([.$B$4]*[.D92]*(-1))" office:value-type="float" office:value="2.00050197959665" calcext:value-type="float">
            <text:p>2,0005019796</text:p>
          </table:table-cell>
        </table:table-row>
        <table:table-row table:style-name="ro1">
          <table:table-cell table:number-columns-repeated="3"/>
          <table:table-cell office:value-type="float" office:value="9.1" calcext:value-type="float">
            <text:p>9,1</text:p>
          </table:table-cell>
          <table:table-cell table:formula="of:=+[.$B$2]+[.$B$3]*EXP([.$B$4]*[.D93]*(-1))" office:value-type="float" office:value="2.00045149282206" calcext:value-type="float">
            <text:p>2,0004514928</text:p>
          </table:table-cell>
        </table:table-row>
        <table:table-row table:style-name="ro1">
          <table:table-cell table:number-columns-repeated="3"/>
          <table:table-cell office:value-type="float" office:value="9.2" calcext:value-type="float">
            <text:p>9,2</text:p>
          </table:table-cell>
          <table:table-cell table:formula="of:=+[.$B$2]+[.$B$3]*EXP([.$B$4]*[.D94]*(-1))" office:value-type="float" office:value="2.00040608377259" calcext:value-type="float">
            <text:p>2,0004060838</text:p>
          </table:table-cell>
        </table:table-row>
        <table:table-row table:style-name="ro1">
          <table:table-cell table:number-columns-repeated="3"/>
          <table:table-cell office:value-type="float" office:value="9.3" calcext:value-type="float">
            <text:p>9,3</text:p>
          </table:table-cell>
          <table:table-cell table:formula="of:=+[.$B$2]+[.$B$3]*EXP([.$B$4]*[.D95]*(-1))" office:value-type="float" office:value="2.00036524175425" calcext:value-type="float">
            <text:p>2,0003652418</text:p>
          </table:table-cell>
        </table:table-row>
        <table:table-row table:style-name="ro1">
          <table:table-cell table:number-columns-repeated="3"/>
          <table:table-cell office:value-type="float" office:value="9.4" calcext:value-type="float">
            <text:p>9,4</text:p>
          </table:table-cell>
          <table:table-cell table:formula="of:=+[.$B$2]+[.$B$3]*EXP([.$B$4]*[.D96]*(-1))" office:value-type="float" office:value="2.00032850743628" calcext:value-type="float">
            <text:p>2,0003285074</text:p>
          </table:table-cell>
        </table:table-row>
        <table:table-row table:style-name="ro1">
          <table:table-cell table:number-columns-repeated="3"/>
          <table:table-cell office:value-type="float" office:value="9.5" calcext:value-type="float">
            <text:p>9,5</text:p>
          </table:table-cell>
          <table:table-cell table:formula="of:=+[.$B$2]+[.$B$3]*EXP([.$B$4]*[.D97]*(-1))" office:value-type="float" office:value="2.00029546768526" calcext:value-type="float">
            <text:p>2,0002954677</text:p>
          </table:table-cell>
        </table:table-row>
        <table:table-row table:style-name="ro1">
          <table:table-cell table:number-columns-repeated="3"/>
          <table:table-cell office:value-type="float" office:value="9.6" calcext:value-type="float">
            <text:p>9,6</text:p>
          </table:table-cell>
          <table:table-cell table:formula="of:=+[.$B$2]+[.$B$3]*EXP([.$B$4]*[.D98]*(-1))" office:value-type="float" office:value="2.00026575091884" calcext:value-type="float">
            <text:p>2,0002657509</text:p>
          </table:table-cell>
        </table:table-row>
        <table:table-row table:style-name="ro1">
          <table:table-cell table:number-columns-repeated="3"/>
          <table:table-cell office:value-type="float" office:value="9.7" calcext:value-type="float">
            <text:p>9,7</text:p>
          </table:table-cell>
          <table:table-cell table:formula="of:=+[.$B$2]+[.$B$3]*EXP([.$B$4]*[.D99]*(-1))" office:value-type="float" office:value="2.00023902292665" calcext:value-type="float">
            <text:p>2,0002390229</text:p>
          </table:table-cell>
        </table:table-row>
        <table:table-row table:style-name="ro1">
          <table:table-cell table:number-columns-repeated="3"/>
          <table:table-cell office:value-type="float" office:value="9.8" calcext:value-type="float">
            <text:p>9,8</text:p>
          </table:table-cell>
          <table:table-cell table:formula="of:=+[.$B$2]+[.$B$3]*EXP([.$B$4]*[.D100]*(-1))" office:value-type="float" office:value="2.00021498311168" calcext:value-type="float">
            <text:p>2,0002149831</text:p>
          </table:table-cell>
        </table:table-row>
        <table:table-row table:style-name="ro1">
          <table:table-cell table:number-columns-repeated="3"/>
          <table:table-cell office:value-type="float" office:value="9.9" calcext:value-type="float">
            <text:p>9,9</text:p>
          </table:table-cell>
          <table:table-cell table:formula="of:=+[.$B$2]+[.$B$3]*EXP([.$B$4]*[.D101]*(-1))" office:value-type="float" office:value="2.00019336110957" calcext:value-type="float">
            <text:p>2,000193361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+[.$B$2]+[.$B$3]*EXP([.$B$4]*[.D102]*(-1))" office:value-type="float" office:value="2.00017391374793" calcext:value-type="float">
            <text:p>2,0001739137</text:p>
          </table:table-cell>
        </table:table-row>
        <table:table-row table:style-name="ro1" table:number-rows-repeated="10484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alpha" table:base-cell-address="$Sheet1.$B$2" table:cell-range-address="$Sheet1.$B$2"/>
        <table:named-range table:name="beta" table:base-cell-address="$Sheet1.$B$3" table:cell-range-address="$Sheet1.$B$3"/>
        <table:named-range table:name="gamma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22:29.909123022</meta:creation-date>
    <dc:date>2016-09-12T17:03:54.282400038</dc:date>
    <meta:editing-duration>PT1M3S</meta:editing-duration>
    <meta:editing-cycles>1</meta:editing-cycles>
    <meta:document-statistic meta:table-count="1" meta:cell-count="21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4.201cm" style:legend-expansion="high" chart:style-name="ch2"/>
        <chart:plot-area chart:style-name="ch3" table:cell-range-address="Sheet1.D1:Sheet1.E102" chart:data-source-has-labels="row" svg:x="0.32cm" svg:y="0.18cm" svg:width="13.222cm" svg:height="8.64cm">
          <chartooo:coordinate-region svg:x="0.756cm" svg:y="0.379cm" svg:width="12.414cm" svg:height="7.79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</chart:axis>
          <chart:series chart:style-name="ch7" chart:values-cell-range-address="Sheet1.E2:Sheet1.E102" chart:label-cell-address="Sheet1.E1:Sheet1.E1" chart:class="chart:scatter">
            <chart:domain table:cell-range-address="Sheet1.D2:Sheet1.D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O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02</svg:desc>
                </draw:g>
              </table:table-cell>
              <table:table-cell office:value-type="float" office:value="8.98">
                <text:p>8.98</text:p>
                <draw:g>
                  <svg:desc>Sheet1.E2:Sheet1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.27798404356995">
                <text:p>8.27798404356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7.64657358901417">
                <text:p>7.64657358901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7.07866746313388">
                <text:p>7.07866746313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56787869572383">
                <text:p>6.56787869572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10846268835492">
                <text:p>6.10846268835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5.69525260760669">
                <text:p>5.69525260760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5.32360127614829">
                <text:p>5.32360127614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98932890814436">
                <text:p>4.98932890814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4.68867610119093">
                <text:p>4.68867610119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.4182615561038">
                <text:p>4.41826155610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1750440490542">
                <text:p>4.1750440490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3.9562882283702">
                <text:p>3.9562882283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75953385133694">
                <text:p>3.75953385133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58256811501641">
                <text:p>3.58256811501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42340076990481">
                <text:p>3.42340076990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28024173654263">
                <text:p>3.28024173654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3.15148097334197">
                <text:p>3.15148097334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3.03567036921422">
                <text:p>3.03567036921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93150745735316">
                <text:p>2.93150745735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.83782076700997">
                <text:p>2.83782076700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2.75355664851864">
                <text:p>2.753556648518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2.67776742339915">
                <text:p>2.677767423399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2.60960072626811">
                <text:p>2.60960072626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2.54828991869052">
                <text:p>2.54828991869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.4931454671618">
                <text:p>2.49314546716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2.44354718825224">
                <text:p>2.44354718825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2.39893727369883">
                <text:p>2.39893727369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2.35881401700094">
                <text:p>2.35881401700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2.32272617096578">
                <text:p>2.32272617096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2.29026787274579">
                <text:p>2.29026787274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2.26107407929213">
                <text:p>2.261074079292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2.23481646188907">
                <text:p>2.234816461889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2.21119971359701">
                <text:p>2.211199713597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2.18995822807573">
                <text:p>2.189958228075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2.17085311243614">
                <text:p>2.170853112436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2.15366950052555">
                <text:p>2.15366950052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2.13821413643019">
                <text:p>2.138214136430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2.12431320101784">
                <text:p>2.12431320101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2.11181035707667">
                <text:p>2.11181035707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.10056499106492">
                <text:p>2.10056499106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2.09045063169733">
                <text:p>2.09045063169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2.08135352758261">
                <text:p>2.08135352758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2.07317136791573">
                <text:p>2.073171367915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2.06581213183684">
                <text:p>2.06581213183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2.05919305351647">
                <text:p>2.05919305351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2.05323969132759">
                <text:p>2.05323969132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2.04788509063599">
                <text:p>2.047885090635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2.04306903079336">
                <text:p>2.04306903079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2.03873734786429">
                <text:p>2.03873734786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2.03484132547023">
                <text:p>2.034841325470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2.03133714689956">
                <text:p>2.031337146899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2.02818540232184">
                <text:p>2.028185402321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2.0253506455642">
                <text:p>2.0253506455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2.02280099546508">
                <text:p>2.02280099546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2.02050777732196">
                <text:p>2.02050777732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2.01844520040062">
                <text:p>2.01844520040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2.01659006787902">
                <text:p>2.016590067879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2.01492151596364">
                <text:p>2.01492151596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2.01342077924436">
                <text:p>2.013420779244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2.01207097964876">
                <text:p>2.01207097964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2.01085693662252">
                <text:p>2.01085693662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2.00976499640089">
                <text:p>2.009764996400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2.00878287845134">
                <text:p>2.008782878451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2.00789953736019">
                <text:p>2.007899537360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2.00710503861015">
                <text:p>2.00710503861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2.0063904468515">
                <text:p>2.00639044685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2.00574772541046">
                <text:p>2.00574772541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2.00516964590454">
                <text:p>2.005169645904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2.00464970694837">
                <text:p>2.004649706948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2.00418206103569">
                <text:p>2.004182061035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2.00376144877526">
                <text:p>2.00376144877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2.00338313974094">
                <text:p>2.003383139740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2.00304287927089">
                <text:p>2.003042879270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2.00273684061736">
                <text:p>2.00273684061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2.00246158190911">
                <text:p>2.002461581909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2.00221400744231">
                <text:p>2.002214007442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2.00199133286463">
                <text:p>2.001991332864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2.00179105386098">
                <text:p>2.001791053860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2.00161091798859">
                <text:p>2.001610917988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2.00144889934497">
                <text:p>2.001448899344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2.00130317578345">
                <text:p>2.00130317578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2.00117210842041">
                <text:p>2.00117210842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2.00105422320353">
                <text:p>2.00105422320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2.00094819433383">
                <text:p>2.000948194333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2.00085282935501">
                <text:p>2.000852829355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2.0007670557425">
                <text:p>2.00076705574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2.00068990884125">
                <text:p>2.00068990884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2.00062052101675">
                <text:p>2.000620521016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2.00055811189711">
                <text:p>2.000558111897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2.00050197959665">
                <text:p>2.000501979596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2.00045149282206">
                <text:p>2.00045149282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2.00040608377259">
                <text:p>2.000406083772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2.00036524175425">
                <text:p>2.000365241754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2.00032850743628">
                <text:p>2.000328507436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2.00029546768526">
                <text:p>2.000295467685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2.00026575091884">
                <text:p>2.00026575091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2.00023902292665">
                <text:p>2.000239022926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2.00021498311168">
                <text:p>2.000214983111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2.00019336110957">
                <text:p>2.000193361109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2.00017391374793">
                <text:p>2.00017391374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